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001cm" fo:min-width="9.449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04cm" fo:min-width="9.449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082cm" fo:min-width="9.44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ffffd7" draw:textarea-vertical-align="middle" draw:auto-grow-height="false" draw:fit-to-size="false" style:shrink-to-fit="false" fo:min-height="1.082cm" fo:min-width="2.408cm" fo:padding-top="0.127cm" fo:padding-bottom="0.127cm" fo:padding-left="0cm" fo:padding-right="0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ffffd7" draw:textarea-vertical-align="middle" draw:auto-grow-height="false" draw:fit-to-size="false" style:shrink-to-fit="false" fo:min-height="1.082cm" fo:min-width="2.29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ffffd7" draw:textarea-vertical-align="middle" draw:auto-grow-height="false" draw:fit-to-size="false" style:shrink-to-fit="false" fo:min-height="1.082cm" fo:min-width="2.191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000000" draw:stroke-linejoin="round" svg:stroke-linecap="butt" draw:fill="solid" draw:fill-color="#fffff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0.686cm" fo:min-width="2.675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0.686cm" fo:min-width="2.675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0.686cm" fo:min-width="2.675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0.705cm" fo:min-width="2.675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156cm" fo:min-width="2.675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0.705cm" fo:min-width="2.675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079cm" svg:stroke-color="#3d7329" draw:stroke-linejoin="miter" svg:stroke-linecap="butt" draw:fill="none" draw:textarea-vertical-align="middle" draw:auto-grow-height="false" draw:fit-to-size="false" style:shrink-to-fit="false" fo:min-height="3.504cm" fo:min-width="10.585cm" fo:padding-top="0.127cm" fo:padding-bottom="0.127cm" fo:padding-left="0.254cm" fo:padding-right="0.254cm" fo:wrap-option="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113cm" fo:min-width="2.266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113cm" fo:min-width="2.266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113cm" fo:min-width="1.383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113cm" fo:min-width="2.065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0.686cm" fo:min-width="2.675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3d7329" draw:stroke-linejoin="miter" svg:stroke-linecap="butt" draw:fill="solid" draw:fill-color="#beeefd" draw:textarea-vertical-align="middle" draw:auto-grow-height="false" draw:fit-to-size="false" style:shrink-to-fit="false" fo:min-height="3.447cm" fo:min-width="9.466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079cm" svg:stroke-color="#3d7329" draw:stroke-linejoin="miter" svg:stroke-linecap="butt" draw:fill="solid" draw:fill-color="#beeefd" draw:textarea-vertical-align="middle" draw:auto-grow-height="false" draw:fit-to-size="false" style:shrink-to-fit="false" fo:min-height="2.572cm" fo:min-width="8.701cm" fo:padding-top="0.127cm" fo:padding-bottom="0.127cm" fo:padding-left="0.254cm" fo:padding-right="0.254cm" fo:wrap-option="wrap"/>
    </style:style>
    <style:style style:name="gr27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81dcf9" draw:textarea-vertical-align="middle" draw:auto-grow-height="false" draw:fit-to-size="false" style:shrink-to-fit="false" fo:min-height="0.705cm" fo:min-width="2.854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81dcf9" draw:textarea-vertical-align="middle" draw:auto-grow-height="false" draw:fit-to-size="false" style:shrink-to-fit="false" fo:min-height="0.997cm" fo:min-width="1.67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81dcf9" draw:textarea-vertical-align="middle" draw:auto-grow-height="false" draw:fit-to-size="false" style:shrink-to-fit="false" fo:min-height="0.997cm" fo:min-width="2.266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solid" svg:stroke-width="0.079cm" svg:stroke-color="#3d7329" draw:stroke-linejoin="miter" svg:stroke-linecap="butt" draw:fill="none" draw:textarea-vertical-align="middle" draw:auto-grow-height="false" draw:fit-to-size="false" style:shrink-to-fit="false" fo:min-height="2.294cm" fo:min-width="9.45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solid" svg:stroke-width="0.079cm" svg:stroke-color="#3d7329" draw:stroke-linejoin="miter" svg:stroke-linecap="butt" draw:fill="none" draw:textarea-vertical-align="middle" draw:auto-grow-height="false" draw:fit-to-size="false" style:shrink-to-fit="false" fo:min-height="5.332cm" fo:min-width="6.596cm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solid" svg:stroke-width="0.079cm" svg:stroke-color="#3d7329" draw:stroke-linejoin="miter" svg:stroke-linecap="butt" draw:fill="none" draw:textarea-vertical-align="middle" draw:auto-grow-height="false" draw:fit-to-size="false" style:shrink-to-fit="false" fo:min-height="5.332cm" fo:min-width="3.22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solid" svg:stroke-width="0.035cm" svg:stroke-color="#3d7329" draw:stroke-linejoin="miter" svg:stroke-linecap="butt" draw:fill="solid" draw:fill-color="#beeefd" draw:textarea-vertical-align="middle" draw:auto-grow-height="false" draw:fit-to-size="false" style:shrink-to-fit="false" fo:min-height="0.352cm" fo:min-width="2.872cm" fo:padding-top="0.127cm" fo:padding-bottom="0.127cm" fo:padding-left="0.254cm" fo:padding-right="0.254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d9efd2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solid" draw:fill-color="#beeefd"/>
      <style:paragraph-properties fo:text-align="center" style:font-independent-line-spacing="true"/>
      <style:text-properties fo:font-size="14pt"/>
    </style:style>
    <style:style style:name="P10" style:family="paragraph">
      <loext:graphic-properties draw:fill="solid" draw:fill-color="#81dcf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CA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CA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CA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3f762a" style:text-line-through-style="none" style:text-line-through-type="none" style:text-position="0% 100%" style:font-name="Arial" fo:font-size="12pt" fo:letter-spacing="normal" fo:language="en" fo:country="CA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CA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Google Shape;98;p1" draw:style-name="gr1" draw:text-style-name="P2" draw:layer="layout" svg:width="9.956cm" svg:height="1.254cm" svg:x="15.894cm" svg:y="7.235cm">
          <text:p text:style-name="P1"><text:span text:style-name="T1">HAL B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" draw:style-name="gr2" draw:text-style-name="P2" draw:layer="layout" svg:width="9.956cm" svg:height="1.293cm" svg:x="15.894cm" svg:y="5.941cm">
          <text:p text:style-name="P1"><text:span text:style-name="T1">HAL </text:span><text:span text:style-name="T1">Interf</text:span><text:span text:style-name="T1">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" draw:style-name="gr3" draw:text-style-name="P2" draw:layer="layout" svg:width="9.956cm" svg:height="1.335cm" svg:x="15.894cm" svg:y="4.134cm">
          <text:p text:style-name="P1"><text:span text:style-name="T1">FreeR</text:span><text:span text:style-name="T1">TOS </text:span><text:span text:style-name="T1">or </text:span><text:span text:style-name="T1">bare </text:span><text:span text:style-name="T1">me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" draw:style-name="gr4" draw:text-style-name="P3" draw:layer="layout" svg:width="2.915cm" svg:height="1.335cm" svg:x="15.944cm" svg:y="2.364cm">
          <text:p text:style-name="P1"><text:span text:style-name="T1">C</text:span><text:span text:style-name="T1">o</text:span><text:span text:style-name="T1">m</text:span><text:span text:style-name="T1">m</text:span><text:span text:style-name="T1">o</text:span><text:span text:style-name="T1">n</text:span><text:span text:style-name="T1"> 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" draw:style-name="gr5" draw:text-style-name="P3" draw:layer="layout" svg:width="2.797cm" svg:height="1.335cm" svg:x="19.461cm" svg:y="2.374cm">
          <text:p text:style-name="P1"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" draw:style-name="gr6" draw:text-style-name="P3" draw:layer="layout" svg:width="2.698cm" svg:height="1.335cm" svg:x="23.152cm" svg:y="2.353cm">
          <text:p text:style-name="P1"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" draw:style-name="gr7" draw:text-style-name="P4" draw:layer="layout" svg:width="2.29cm" svg:height="0.763cm" svg:x="15.894cm" svg:y="6.639cm">
          <text:p text:style-name="P1"><text:span text:style-name="T2">H</text:span><text:span text:style-name="T2">A</text:span><text:span text:style-name="T2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" draw:style-name="gr8" draw:text-style-name="P2" draw:layer="layout" svg:width="3.182cm" svg:height="0.939cm" svg:x="1.444cm" svg:y="10.179cm">
          <text:p text:style-name="P1"><text:span text:style-name="T1">L</text:span><text:span text:style-name="T1">i</text:span><text:span text:style-name="T1">n</text:span><text:span text:style-name="T1">k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" draw:style-name="gr9" draw:text-style-name="P2" draw:layer="layout" svg:width="3.182cm" svg:height="0.939cm" svg:x="1.444cm" svg:y="8.85cm">
          <text:p text:style-name="P1"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" draw:style-name="gr10" draw:text-style-name="P2" draw:layer="layout" svg:width="3.182cm" svg:height="0.939cm" svg:x="4.887cm" svg:y="8.84cm">
          <text:p text:style-name="P1"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" draw:style-name="gr11" draw:text-style-name="P2" draw:layer="layout" svg:width="3.182cm" svg:height="0.958cm" svg:x="4.887cm" svg:y="10.179cm">
          <text:p text:style-name="P1"><text:span text:style-name="T1">Disassemb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" draw:style-name="gr12" draw:text-style-name="P2" draw:layer="layout" svg:width="3.182cm" svg:height="1.409cm" svg:x="8.999cm" svg:y="10.191cm">
          <text:p text:style-name="P1"><text:span text:style-name="T1">Debug Server </text:span><text:span text:style-name="T3">OpenOCD/</text:span></text:p>
          <text:p text:style-name="P1"><text:span text:style-name="T3">Embdebu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" draw:style-name="gr13" draw:text-style-name="P2" draw:layer="layout" svg:width="3.182cm" svg:height="0.958cm" svg:x="8.953cm" svg:y="8.85cm">
          <text:p text:style-name="P1"><text:span text:style-name="T1">GDB/LL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" draw:style-name="gr14" draw:text-style-name="P6" draw:layer="layout" svg:width="3.493cm" svg:height="0.762cm" svg:x="9.182cm" svg:y="7.16cm">
          <text:p text:style-name="P5"><text:span text:style-name="T4">Debug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" draw:style-name="gr15" draw:text-style-name="P6" draw:layer="layout" svg:width="6.703cm" svg:height="0.762cm" svg:x="1.512cm" svg:y="7.16cm">
          <text:p text:style-name="P5"><text:span text:style-name="T4">Toolchains GCC/LLVM 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" draw:style-name="gr16" draw:text-style-name="P7" draw:layer="layout" svg:width="11.092cm" svg:height="3.757cm" svg:x="1.251cm" svg:y="2.7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" draw:style-name="gr17" draw:text-style-name="P8" draw:layer="layout" svg:width="8.924cm" svg:height="0.762cm" svg:x="2.645cm" svg:y="3.01cm">
          <text:p text:style-name="P1"><text:span text:style-name="T4">IDE Eclipse/Platform IO 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" draw:style-name="gr18" draw:text-style-name="P2" draw:layer="layout" svg:width="2.773cm" svg:height="1.366cm" svg:x="1.467cm" svg:y="4.645cm">
          <text:p text:style-name="P1"><text:span text:style-name="T1">Project 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" draw:style-name="gr19" draw:text-style-name="P2" draw:layer="layout" svg:width="2.773cm" svg:height="1.366cm" svg:x="4.46cm" svg:y="4.662cm">
          <text:p text:style-name="P1"><text:span text:style-name="T1">Source Ed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" draw:style-name="gr20" draw:text-style-name="P2" draw:layer="layout" svg:width="1.89cm" svg:height="1.366cm" svg:x="10.291cm" svg:y="4.673cm">
          <text:p text:style-name="P1"><text:span text:style-name="T1">Oth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" draw:style-name="gr21" draw:text-style-name="P2" draw:layer="layout" svg:width="2.572cm" svg:height="1.366cm" svg:x="7.446cm" svg:y="4.662cm">
          <text:p text:style-name="P1"><text:span text:style-name="T1">Analyz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" draw:style-name="gr22" draw:text-style-name="P6" draw:layer="layout" svg:width="1.921cm" svg:height="1.017cm" svg:x="6.017cm" svg:y="13.076cm">
          <text:p text:style-name="P5"><text:span text:style-name="T5">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" draw:style-name="gr23" draw:text-style-name="P6" draw:layer="layout" svg:width="2.429cm" svg:height="1.017cm" svg:x="19.975cm" svg:y="13.076cm">
          <text:p text:style-name="P5"><text:span text:style-name="T5">Targ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" draw:style-name="gr24" draw:text-style-name="P2" draw:layer="layout" svg:width="3.182cm" svg:height="0.939cm" svg:x="2.825cm" svg:y="11.468cm">
          <text:p text:style-name="P1"><text:span text:style-name="T1">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" draw:style-name="gr25" draw:text-style-name="P9" draw:layer="layout" svg:width="9.973cm" svg:height="3.7cm" svg:x="15.878cm" svg:y="9.0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" draw:style-name="gr26" draw:text-style-name="P9" draw:layer="layout" svg:width="9.208cm" svg:height="2.825cm" svg:x="16.271cm" svg:y="9.0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" draw:style-name="gr27" draw:text-style-name="P10" draw:layer="layout" svg:width="3.361cm" svg:height="0.958cm" svg:x="19.507cm" svg:y="9.26cm">
          <text:p text:style-name="P1"><text:span text:style-name="T1">CV32E40P 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" draw:style-name="gr28" draw:text-style-name="P8" draw:layer="layout" svg:width="3.361cm" svg:height="1.269cm" svg:x="16.111cm" svg:y="9.035cm">
          <text:p text:style-name="P1"><text:span text:style-name="T2">CORE-V-MCU </text:span></text:p>
          <text:p text:style-name="P1"><text:span text:style-name="T2">S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" draw:style-name="gr29" draw:text-style-name="P10" draw:layer="layout" svg:width="2.177cm" svg:height="1.25cm" svg:x="16.268cm" svg:y="10.368cm">
          <text:p text:style-name="P1"><text:span text:style-name="T1">Debug</text:span></text:p>
          <text:p text:style-name="P1"><text:span text:style-name="T1">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" draw:style-name="gr30" draw:text-style-name="P6" draw:layer="layout" svg:width="10.163cm" svg:height="0.762cm" svg:x="15.688cm" svg:y="11.955cm">
          <text:p text:style-name="P5"><text:span text:style-name="T2">CORE-V-MCU Development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" draw:style-name="gr31" draw:text-style-name="P10" draw:layer="layout" svg:width="2.773cm" svg:height="1.25cm" svg:x="22.397cm" svg:y="10.442cm">
          <text:p text:style-name="P1"><text:span text:style-name="T1">On-chip peripher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" draw:style-name="gr32" draw:text-style-name="P7" draw:layer="layout" svg:width="9.957cm" svg:height="2.547cm" svg:x="15.895cm" svg:y="5.9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" draw:style-name="gr33" draw:text-style-name="P7" draw:layer="layout" svg:width="7.103cm" svg:height="5.585cm" svg:x="1.209cm" svg:y="7.0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" draw:style-name="gr34" draw:text-style-name="P7" draw:layer="layout" svg:width="3.727cm" svg:height="5.585cm" svg:x="8.815cm" svg:y="7.0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" draw:style-name="gr35" draw:text-style-name="P9" draw:layer="layout" svg:width="3.984cm" svg:height="1.21cm" svg:x="12.216cm" svg:y="10.387cm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Google Shape;145;p1" draw:style-name="gr36" draw:text-style-name="P6" draw:layer="layout" svg:width="4.808cm" svg:height="1.016cm" svg:x="12.216cm" svg:y="10.479cm">
          <text:p text:style-name="P5"><text:span text:style-name="T1">debug conn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remy Bennett</meta:initial-creator>
    <meta:creation-date>2021-09-13T14:07:31.439425468</meta:creation-date>
    <dc:date>2021-09-13T14:14:21.058600894</dc:date>
    <dc:creator>Jeremy Bennett</dc:creator>
    <meta:editing-duration>PT6M50S</meta:editing-duration>
    <meta:editing-cycles>1</meta:editing-cycles>
    <meta:document-statistic meta:object-count="59"/>
    <meta:generator>LibreOffice/6.4.7.2$Linux_X86_64 LibreOffice_project/40$Build-2</meta:generator>
  </office:meta>
</office:document-meta>
</file>